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24e" officeooo:paragraph-rsid="0000924e"/>
    </style:style>
    <style:style style:name="P2" style:family="paragraph" style:parent-style-name="Standard">
      <style:text-properties officeooo:rsid="0001905a" officeooo:paragraph-rsid="0001905a"/>
    </style:style>
    <style:style style:name="P3" style:family="paragraph" style:parent-style-name="Standard">
      <style:text-properties fo:language="en" fo:country="GB" officeooo:rsid="0002e3d6" officeooo:paragraph-rsid="0002e3d6"/>
    </style:style>
    <style:style style:name="P4" style:family="paragraph" style:parent-style-name="Standard">
      <style:text-properties style:rfc-language-tag="sr-Latn-RS" fo:language="sr" fo:script="Latn" fo:country="RS" officeooo:rsid="0002e3d6" officeooo:paragraph-rsid="0002e3d6"/>
    </style:style>
    <style:style style:name="P5" style:family="paragraph" style:parent-style-name="Standard">
      <style:text-properties style:rfc-language-tag="sr-Latn-RS" fo:language="sr" fo:script="Latn" fo:country="RS" officeooo:rsid="0002e3d6" officeooo:paragraph-rsid="00030b1f"/>
    </style:style>
    <style:style style:name="P6" style:family="paragraph" style:parent-style-name="Standard">
      <style:text-properties style:rfc-language-tag="sr-Latn-RS" fo:language="sr" fo:script="Latn" fo:country="RS" officeooo:rsid="00030b1f" officeooo:paragraph-rsid="00030b1f"/>
    </style:style>
    <style:style style:name="P7" style:family="paragraph" style:parent-style-name="Standard">
      <style:text-properties style:rfc-language-tag="sr-Latn-RS" fo:language="sr" fo:script="Latn" fo:country="RS" officeooo:rsid="00030b1f" officeooo:paragraph-rsid="00041087"/>
    </style:style>
    <style:style style:name="P8" style:family="paragraph" style:parent-style-name="Standard">
      <style:text-properties style:rfc-language-tag="sr-Latn-RS" fo:language="sr" fo:script="Latn" fo:country="RS" officeooo:rsid="00030b1f" officeooo:paragraph-rsid="0005fd4d"/>
    </style:style>
    <style:style style:name="P9" style:family="paragraph" style:parent-style-name="Standard">
      <style:text-properties style:rfc-language-tag="sr-Latn-RS" fo:language="sr" fo:script="Latn" fo:country="RS" officeooo:rsid="0007e329" officeooo:paragraph-rsid="0007e329"/>
    </style:style>
    <style:style style:name="P10" style:family="paragraph" style:parent-style-name="Standard">
      <style:text-properties officeooo:rsid="00030b1f" officeooo:paragraph-rsid="00030b1f"/>
    </style:style>
    <style:style style:name="P11" style:family="paragraph" style:parent-style-name="Standard">
      <style:text-properties officeooo:rsid="00030b1f" officeooo:paragraph-rsid="0005fd4d"/>
    </style:style>
    <style:style style:name="P12" style:family="paragraph" style:parent-style-name="Standard">
      <style:text-properties style:rfc-language-tag="sr-Latn-RS" fo:language="sr" fo:script="Latn" fo:country="RS" officeooo:rsid="0000924e" officeooo:paragraph-rsid="0000924e"/>
    </style:style>
    <style:style style:name="P13" style:family="paragraph" style:parent-style-name="Standard">
      <style:text-properties style:rfc-language-tag="sr-Latn-RS" fo:language="sr" fo:script="Latn" fo:country="RS" officeooo:rsid="0001905a" officeooo:paragraph-rsid="0001905a"/>
    </style:style>
    <style:style style:name="P14" style:family="paragraph" style:parent-style-name="Standard">
      <style:text-properties style:rfc-language-tag="sr-Latn-RS" fo:language="sr" fo:script="Latn" fo:country="RS" officeooo:rsid="0007e329" officeooo:paragraph-rsid="000885a4"/>
    </style:style>
    <style:style style:name="P15" style:family="paragraph" style:parent-style-name="Standard">
      <style:text-properties style:rfc-language-tag="sr-Latn-RS" fo:language="sr" fo:script="Latn" fo:country="RS" fo:font-style="italic" officeooo:rsid="000bf163" officeooo:paragraph-rsid="000885a4" style:font-style-asian="italic" style:font-style-complex="italic"/>
    </style:style>
    <style:style style:name="P16" style:family="paragraph" style:parent-style-name="Standard">
      <style:text-properties style:rfc-language-tag="sr-Latn-RS" fo:language="sr" fo:script="Latn" fo:country="RS" officeooo:rsid="0002e3d6" officeooo:paragraph-rsid="000885a4"/>
    </style:style>
    <style:style style:name="P17" style:family="paragraph" style:parent-style-name="Standard">
      <style:text-properties style:rfc-language-tag="sr-Latn-RS" fo:language="sr" fo:script="Latn" fo:country="RS" officeooo:rsid="00030b1f" officeooo:paragraph-rsid="000885a4"/>
    </style:style>
    <style:style style:name="P18" style:family="paragraph" style:parent-style-name="Standard">
      <style:paragraph-properties fo:text-align="center" style:justify-single-word="false"/>
      <style:text-properties officeooo:paragraph-rsid="000885a4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07edc6" officeooo:paragraph-rsid="000885a4" style:font-size-asian="18pt" style:font-weight-asian="bold" style:font-size-complex="18pt" style:font-weight-complex="bold"/>
    </style:style>
    <style:style style:name="P20" style:family="paragraph" style:parent-style-name="Standard">
      <style:text-properties fo:font-size="16pt" officeooo:rsid="0007edc6" officeooo:paragraph-rsid="000885a4" style:font-size-asian="16pt" style:font-size-complex="16pt"/>
    </style:style>
    <style:style style:name="P21" style:family="paragraph" style:parent-style-name="Standard">
      <style:text-properties fo:font-size="16pt" style:rfc-language-tag="sr-Latn-RS" fo:language="sr" fo:script="Latn" fo:country="RS" fo:font-weight="bold" officeooo:rsid="000ad7c4" officeooo:paragraph-rsid="000885a4" style:font-size-asian="16pt" style:font-weight-asian="bold" style:font-size-complex="16pt" style:font-weight-complex="bold"/>
    </style:style>
    <style:style style:name="P22" style:family="paragraph" style:parent-style-name="Standard">
      <style:text-properties officeooo:rsid="0000924e" officeooo:paragraph-rsid="000885a4"/>
    </style:style>
    <style:style style:name="P23" style:family="paragraph" style:parent-style-name="Standard">
      <style:text-properties fo:font-size="14pt" style:rfc-language-tag="sr-Latn-RS" fo:language="sr" fo:script="Latn" fo:country="RS" fo:font-weight="bold" officeooo:rsid="0007edc6" officeooo:paragraph-rsid="000885a4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4pt" style:rfc-language-tag="sr-Latn-RS" fo:language="sr" fo:script="Latn" fo:country="RS" fo:font-weight="bold" officeooo:rsid="000ad7c4" officeooo:paragraph-rsid="000885a4" style:font-size-asian="14pt" style:font-weight-asian="bold" style:font-size-complex="14pt" style:font-weight-complex="bold"/>
    </style:style>
    <style:style style:name="P25" style:family="paragraph" style:parent-style-name="Standard" style:list-style-name="L1">
      <style:text-properties fo:font-size="12pt" style:rfc-language-tag="sr-Latn-RS" fo:language="sr" fo:script="Latn" fo:country="RS" fo:font-weight="normal" officeooo:rsid="0007edc6" officeooo:paragraph-rsid="000885a4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style:rfc-language-tag="sr-Latn-RS" fo:language="sr" fo:script="Latn" fo:country="RS" fo:font-weight="normal" officeooo:rsid="0007edc6" officeooo:paragraph-rsid="000885a4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rsid="0001905a" officeooo:paragraph-rsid="000885a4"/>
    </style:style>
    <style:style style:name="P28" style:family="paragraph" style:parent-style-name="Standard">
      <style:text-properties fo:language="en" fo:country="GB" style:text-underline-style="solid" style:text-underline-width="auto" style:text-underline-color="font-color" fo:font-weight="normal" officeooo:rsid="0002e3d6" officeooo:paragraph-rsid="000885a4" style:font-weight-asian="normal" style:font-weight-complex="normal"/>
    </style:style>
    <style:style style:name="P29" style:family="paragraph" style:parent-style-name="Standard">
      <style:text-properties fo:color="#336699" style:rfc-language-tag="sr-Latn-RS" fo:language="sr" fo:script="Latn" fo:country="RS" fo:font-style="italic" officeooo:rsid="0002e3d6" officeooo:paragraph-rsid="000885a4" style:font-style-asian="italic" style:font-style-complex="italic"/>
    </style:style>
    <style:style style:name="P30" style:family="paragraph" style:parent-style-name="Standard">
      <style:text-properties fo:color="#336699" style:rfc-language-tag="sr-Latn-RS" fo:language="sr" fo:script="Latn" fo:country="RS" fo:font-style="italic" officeooo:rsid="00030b1f" officeooo:paragraph-rsid="000885a4" style:font-style-asian="italic" style:font-style-complex="italic"/>
    </style:style>
    <style:style style:name="P31" style:family="paragraph" style:parent-style-name="Standard">
      <style:text-properties fo:color="#336699" style:rfc-language-tag="sr-Latn-RS" fo:language="sr" fo:script="Latn" fo:country="RS" fo:font-style="italic" officeooo:rsid="0007e329" officeooo:paragraph-rsid="000885a4" style:font-style-asian="italic" style:font-style-complex="italic"/>
    </style:style>
    <style:style style:name="P32" style:family="paragraph" style:parent-style-name="Standard">
      <style:text-properties fo:color="#336699" fo:font-style="italic" officeooo:rsid="00030b1f" officeooo:paragraph-rsid="000885a4" style:font-style-asian="italic" style:font-style-complex="italic"/>
    </style:style>
    <style:style style:name="P33" style:family="paragraph" style:parent-style-name="Standard">
      <style:text-properties officeooo:rsid="00030b1f" officeooo:paragraph-rsid="000885a4"/>
    </style:style>
    <style:style style:name="P34" style:family="paragraph" style:parent-style-name="Standard">
      <style:text-properties officeooo:paragraph-rsid="000885a4"/>
    </style:style>
    <style:style style:name="T1" style:family="text">
      <style:text-properties officeooo:rsid="0000924e"/>
    </style:style>
    <style:style style:name="T2" style:family="text">
      <style:text-properties style:rfc-language-tag="sr-Latn-RS" fo:language="sr" fo:script="Latn" fo:country="RS"/>
    </style:style>
    <style:style style:name="T3" style:family="text">
      <style:text-properties style:rfc-language-tag="sr-Latn-RS" fo:language="sr" fo:script="Latn" fo:country="RS" style:text-underline-style="solid" style:text-underline-width="auto" style:text-underline-color="font-color"/>
    </style:style>
    <style:style style:name="T4" style:family="text">
      <style:text-properties style:rfc-language-tag="sr-Latn-RS" fo:language="sr" fo:script="Latn" fo:country="RS" style:text-underline-style="none" officeooo:rsid="0005fd4d"/>
    </style:style>
    <style:style style:name="T5" style:family="text">
      <style:text-properties style:rfc-language-tag="sr-Latn-RS" fo:language="sr" fo:script="Latn" fo:country="RS" officeooo:rsid="0005fd4d"/>
    </style:style>
    <style:style style:name="T6" style:family="text">
      <style:text-properties style:rfc-language-tag="sr-Latn-RS" fo:language="sr" fo:script="Latn" fo:country="RS" fo:font-style="italic" style:font-style-asian="italic" style:font-style-complex="italic"/>
    </style:style>
    <style:style style:name="T7" style:family="text">
      <style:text-properties style:rfc-language-tag="sr-Latn-RS" fo:language="sr" fo:script="Latn" fo:country="RS" officeooo:rsid="0009b029"/>
    </style:style>
    <style:style style:name="T8" style:family="text">
      <style:text-properties style:rfc-language-tag="sr-Latn-RS" fo:language="sr" fo:script="Latn" fo:country="RS" officeooo:rsid="0007edc6"/>
    </style:style>
    <style:style style:name="T9" style:family="text">
      <style:text-properties fo:language="en" fo:country="GB"/>
    </style:style>
    <style:style style:name="T10" style:family="text">
      <style:text-properties fo:language="en" fo:country="GB" officeooo:rsid="0002037a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41087"/>
    </style:style>
    <style:style style:name="T13" style:family="text">
      <style:text-properties style:text-underline-style="solid" style:text-underline-width="auto" style:text-underline-color="font-color" officeooo:rsid="0005fd4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041087"/>
    </style:style>
    <style:style style:name="T16" style:family="text">
      <style:text-properties style:text-underline-style="none" officeooo:rsid="00030b1f"/>
    </style:style>
    <style:style style:name="T17" style:family="text">
      <style:text-properties officeooo:rsid="00030b1f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30b1f"/>
    </style:style>
    <style:style style:name="T20" style:family="text">
      <style:text-properties fo:language="en" fo:country="US" style:text-underline-style="none"/>
    </style:style>
    <style:style style:name="T21" style:family="text">
      <style:text-properties officeooo:rsid="00041087"/>
    </style:style>
    <style:style style:name="T22" style:family="text">
      <style:text-properties officeooo:rsid="0005fd4d"/>
    </style:style>
    <style:style style:name="T23" style:family="text">
      <style:text-properties fo:font-size="16pt" style:rfc-language-tag="sr-Latn-RS" fo:language="sr" fo:script="Latn" fo:country="RS" fo:font-weight="bold" officeooo:rsid="0007edc6" style:font-size-asian="16pt" style:font-weight-asian="bold" style:font-size-complex="16pt" style:font-weight-complex="bold"/>
    </style:style>
    <style:style style:name="T24" style:family="text">
      <style:text-properties fo:font-size="16pt" style:rfc-language-tag="sr-Latn-RS" fo:language="sr" fo:script="Latn" fo:country="RS" fo:font-style="italic" fo:font-weight="bold" officeooo:rsid="0007edc6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fo:color="#336699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SEMINARSKI RAD</text:p>
      <text:p text:style-name="P19"><text:s/>IZ PROJEKTOVANJA BAZA PODATAKA</text:p>
      <text:p text:style-name="P18"/>
      <text:p text:style-name="P18"/>
      <text:p text:style-name="P18"/>
      <text:p text:style-name="P18"/>
      <text:p text:style-name="P18"><text:span text:style-name="T23">Tema</text:span></text:p>
      <text:p text:style-name="P18"><text:tab/><text:span text:style-name="T23">Projektovanje događaja: </text:span><text:span text:style-name="T24">Modna revija</text:span></text:p>
      <text:p text:style-name="P1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0"><text:tab/>Autor<text:tab/><text:tab/><text:tab/><text:tab/><text:tab/><text:tab/><text:tab/><text:tab/><text:tab/><text:span text:style-name="T2">Mentor</text:span></text:p>
      <text:p text:style-name="P20"><text:s text:c="2"/>Una Stankovi<text:span text:style-name="T2">ć <text:tab/><text:tab/><text:tab/><text:tab/><text:tab/><text:tab/> <text:s text:c="9"/>Ivana Tanasijević</text:span></text:p>
      <text:p text:style-name="P21"/>
      <text:p text:style-name="P21"/>
      <text:p text:style-name="P21"><text:soft-page-break/>1.Opis domena </text:p>
      <text:p text:style-name="P21"/>
      <text:p text:style-name="P22">Modna revija<text:span text:style-name="T2">(id, vreme, datum, sezona)</text:span> je doga<text:span text:style-name="T2">đaj koji organizuje dizajner kako bi predstavio svoju kolekciju. Modna revija se organizuje u nekom mestu održavanja koje ima svoj ptt, naziv i adresu. U jednom mestu se može održavati jedna ili više revija, a jedna revija može biti održana u isključivo jednom mestu.Reviji prisustvuju gosti za koje se čuva ime, prezime i jmbg, a koji su prethodno primili pozivnicu(tekst, broj stolice). </text:span></text:p>
      <text:p text:style-name="P22"/>
      <text:p text:style-name="P22"><text:span text:style-name="T2">Na reviji učestvuje više učesnika koji imaju svoj jmbg, ime, prezime, adresu i telefon. Učesnici mogu biti dizajneri, modeli i pomocno osoblje koje sređuje(radi šminku i frizuru) modele. Pomoćno osoblje može sređivati jednog ili više modela i model može biti rađen od strane više osoba. Model koji ima svoj bmi, visinu, težinu i obim je unajmljen od strane dizajnera za neki honorar. Model može biti unajmljen od strane više dizajnera(čak i na istoj reviji, jer jednu reviju može organizovati više njih).</text:span></text:p>
      <text:p text:style-name="P22"/>
      <text:p text:style-name="P22"><text:span text:style-name="T2">Reviju organizuje dizajner(ili više njih) u određeno vreme, određenog datuma. Dizajner se karakteriše adresom ateljea, nazivom firme i PIB-om i može organizovati više revija. On, takođe, kreira jednu ili više kolekcija, sam ili uz pomoć kolega, koju karakteriše </text:span><text:span text:style-name="T10">id,</text:span><text:span text:style-name="T2">sezona, godina, naziv i tip kolekcije. Tu kolekciju čini jedna ili više haljina, gde je svaka haljina(dužina, materijal, tip i id) jedinstvena za tu kolekciju. Nju nosi samo jedan model, a svaki model može nositi više haljina. </text:span></text:p>
      <text:p text:style-name="P22"/>
      <text:p text:style-name="P22"/>
      <text:p text:style-name="P23">1.1 Ispunjenost zahteva</text:p>
      <text:p text:style-name="P23"/>
      <text:p text:style-name="P26">Zahtevi: </text:p>
      <text:list xml:id="list4878975083792625607" text:style-name="L1">
        <text:list-item>
          <text:p text:style-name="P25">Bar 4 nezavisna entiteta</text:p>
        </text:list-item>
        <text:list-item>
          <text:p text:style-name="P25">Bar 2 agregirana entiteta</text:p>
        </text:list-item>
        <text:list-item>
          <text:p text:style-name="P25">Jedan rekurzivni entitet ILI odnos generalizacija/specijalizacija</text:p>
        </text:list-item>
        <text:list-item>
          <text:p text:style-name="P25">Bar 1 slab entitet</text:p>
        </text:list-item>
        <text:list-item>
          <text:p text:style-name="P25">Bar 2 trigera </text:p>
        </text:list-item>
      </text:list>
      <text:p text:style-name="P26"/>
      <text:p text:style-name="P27"><text:span text:style-name="T6">Nezavisni</text:span><text:span text:style-name="T2">: Kolekcija, Haljina, Modna revija, Mesto održavanja, Učesnici i Gost </text:span><text:span text:style-name="T7">(6)</text:span></text:p>
      <text:p text:style-name="P27"><text:span text:style-name="T6">Agregirani</text:span><text:span text:style-name="T2">: Unajmljuje, Organizuje, Kreira, Sređuje </text:span><text:span text:style-name="T7">(4)</text:span></text:p>
      <text:p text:style-name="P27"><text:span text:style-name="T6">Odnos generalizacija/specijalizacija</text:span><text:span text:style-name="T2">: Učesnici---&gt;Dizajner, Model, Pomoćno osoblje </text:span></text:p>
      <text:p text:style-name="P27"><text:span text:style-name="T6">Slab entitet</text:span><text:span text:style-name="T2">: Pozivnica </text:span></text:p>
      <text:p text:style-name="P27"><text:span text:style-name="T6">Trigeri</text:span><text:span text:style-name="T2">: yet to come </text:span><text:span text:style-name="T8">:D</text:span></text:p>
      <text:p text:style-name="P27"/>
      <text:p text:style-name="P15">Napomena: (X) označava broj entiteta koji su kreirani iz čega se jasno vidi da su uslovi ispunjeni</text:p>
      <text:p text:style-name="P1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1.2 Spisak relacija</text:p>
      <text:p text:style-name="P28"/>
      <text:p text:style-name="P29">Učesnici(<text:span text:style-name="T11">jmbg</text:span>, ime, prezime, adresa, telefon)</text:p>
      <text:p text:style-name="P29">Dizajner(<text:span text:style-name="T11">jmbg</text:span>, pib, naziv firme, adresa ateljea)</text:p>
      <text:p text:style-name="P16"><text:tab/>Dizajner <text:span text:style-name="T19">[</text:span>jmbg<text:span text:style-name="T19">]</text:span>---&gt; Učesnici <text:span text:style-name="T19">[</text:span>jmbg<text:span text:style-name="T19">]</text:span></text:p>
      <text:p text:style-name="P29">Model(<text:span text:style-name="T11">jmbg</text:span>, bmi, težina, obim, visina)</text:p>
      <text:p text:style-name="P16"><text:tab/>Model <text:span text:style-name="T19">[</text:span>jmbg<text:span text:style-name="T19">]</text:span>---&gt; Učesnici <text:span text:style-name="T19">[</text:span>jmbg<text:span text:style-name="T19">]</text:span></text:p>
      <text:p text:style-name="P29">Pomoćno osoblje(<text:span text:style-name="T11">jmbg</text:span>)</text:p>
      <text:p text:style-name="P16"><text:tab/>Pomoćno osoblje <text:span text:style-name="T19">[</text:span>jmbg<text:span text:style-name="T19">]</text:span>---&gt; Učesnici <text:span text:style-name="T19">[</text:span>jmbg<text:span text:style-name="T19">]</text:span></text:p>
      <text:p text:style-name="P32"><text:span text:style-name="T2">Kolekcija(</text:span><text:span text:style-name="T3">idKolekcije</text:span><text:span text:style-name="T2">, sezona, godina, naziv, tip)</text:span></text:p>
      <text:p text:style-name="P32"><text:span text:style-name="T2">Haljina(</text:span><text:span text:style-name="T3">idHaljina</text:span><text:span text:style-name="T2">, materijal, dužina, tip, Kolekcija_idKolekcije, Model_Učesnici_jmbg)</text:span></text:p>
      <text:p text:style-name="P33"><text:span text:style-name="T2"><text:tab/>Haljina</text:span><text:span text:style-name="T18">[</text:span><text:span text:style-name="T2">Kolekcija_idKolekcije</text:span><text:span text:style-name="T18">] ---</text:span><text:span text:style-name="T2">&gt; Kolekcija</text:span><text:span text:style-name="T18">[</text:span><text:span text:style-name="T2">idKolekcije</text:span><text:span text:style-name="T18">]</text:span></text:p>
      <text:p text:style-name="P33"><text:span text:style-name="T18"><text:tab/></text:span><text:span text:style-name="T2">Haljina</text:span><text:span text:style-name="T18">[</text:span><text:span text:style-name="T2">Model_Učesnici_jmbg</text:span><text:span text:style-name="T18">] ---</text:span><text:span text:style-name="T2">&gt; Učesnici</text:span><text:span text:style-name="T18">[</text:span><text:span text:style-name="T2">jmbg</text:span><text:span text:style-name="T18">]</text:span></text:p>
      <text:p text:style-name="P30">Mesto održavanja(<text:span text:style-name="T11">ptt</text:span>, adresa, naziv)</text:p>
      <text:p text:style-name="P30">Modna revija(<text:span text:style-name="T11">id</text:span>, datum, vreme, mesto održavanja, sezona,Mesto održavanja_ptt)</text:p>
      <text:p text:style-name="P33"><text:tab/><text:span text:style-name="T2">Modna revija</text:span><text:span text:style-name="T18">[</text:span><text:span text:style-name="T2">Mesto održavanja_ptt</text:span><text:span text:style-name="T18">] </text:span><text:span text:style-name="T2">---&gt; Mesto održavanja</text:span><text:span text:style-name="T18">[</text:span><text:span text:style-name="T2">ptt</text:span><text:span text:style-name="T18">]</text:span></text:p>
      <text:p text:style-name="P30">Gost(<text:span text:style-name="T11">jmbg</text:span>, ime, prezime)</text:p>
      <text:p text:style-name="P30">Pozivnica(tekst, <text:span text:style-name="T11">broj stolice</text:span>, <text:span text:style-name="T11">Modna revija_id</text:span>, Gost_jmbg)</text:p>
      <text:p text:style-name="P17"><text:tab/>Pozivnica<text:span text:style-name="T18">[</text:span>Modna revija_id<text:span text:style-name="T18">] ---</text:span>&gt; Modna revija<text:span text:style-name="T18">[</text:span>id<text:span text:style-name="T18">]</text:span></text:p>
      <text:p text:style-name="P17"><text:span text:style-name="T18"><text:tab/></text:span>Pozivnica<text:span text:style-name="T18">[</text:span>Gost_jmbg<text:span text:style-name="T18">] ---</text:span>&gt; Gost<text:span text:style-name="T18">[</text:span>jmbg<text:span text:style-name="T18">]</text:span> </text:p>
      <text:p text:style-name="P30">Unajmljuje(<text:span text:style-name="T11">Dizajner_Učesnici_jmbg, Model_Učesnici_jmbg</text:span>)</text:p>
      <text:p text:style-name="P17"><text:tab/>Unajmljuje<text:span text:style-name="T18">[</text:span><text:span text:style-name="T14">Dizajner_Učesnici_jmbg</text:span><text:span text:style-name="T18">] –-</text:span>&gt; Dizajner<text:span text:style-name="T18">[</text:span>jmbg<text:span text:style-name="T18">]</text:span></text:p>
      <text:p text:style-name="P17"><text:span text:style-name="T20"><text:tab/></text:span><text:span text:style-name="T14">Unajmljuje</text:span><text:span text:style-name="T20">[</text:span><text:span text:style-name="T14">Model_Učesnici_jmbg</text:span><text:span text:style-name="T20">]---</text:span><text:span text:style-name="T14">&gt;Model</text:span><text:span text:style-name="T20">[</text:span><text:span text:style-name="T14">jmbg</text:span><text:span text:style-name="T20">]</text:span></text:p>
      <text:p text:style-name="P17"/>
      <text:p text:style-name="P30"><text:span text:style-name="T21">Sređ</text:span>uje(<text:span text:style-name="T12">Pomoćno osoblje</text:span><text:span text:style-name="T11">_Učesnici_jmbg, Model_Učesnici_jmbg</text:span>)</text:p>
      <text:p text:style-name="P17"><text:tab/><text:span text:style-name="T21">Sređuje</text:span><text:span text:style-name="T18">[</text:span><text:span text:style-name="T14">Dizajner_Učesnici_jmbg</text:span><text:span text:style-name="T18">] –-</text:span>&gt; <text:span text:style-name="T21">Pomoćno osoblje</text:span><text:span text:style-name="T18">[</text:span>jmbg<text:span text:style-name="T18">]</text:span></text:p>
      <text:p text:style-name="P17"><text:span text:style-name="T20"><text:tab/></text:span><text:span text:style-name="T15">Sređuje</text:span><text:span text:style-name="T20">[Model_Učesnici_jmbg]---&gt;Model[jmbg]</text:span></text:p>
      <text:p text:style-name="P30"><text:span text:style-name="T22">Kreira</text:span>(<text:span text:style-name="T11">Dizajner_Učesnici_jmbg, </text:span><text:span text:style-name="T13">Kolekcija_idKolekcije</text:span>)</text:p>
      <text:p text:style-name="P17"><text:tab/><text:span text:style-name="T22">Kreira</text:span><text:span text:style-name="T18">[</text:span><text:span text:style-name="T14">Dizajner_Učesnici_jmbg</text:span><text:span text:style-name="T18">] –-</text:span>&gt; Dizajner<text:span text:style-name="T18">[</text:span>jmbg<text:span text:style-name="T18">]</text:span></text:p>
      <text:p text:style-name="P33"><text:span text:style-name="T20"><text:tab/></text:span><text:span text:style-name="T4">Kreira</text:span><text:span text:style-name="T18">[</text:span><text:span text:style-name="T5">Kolekcija_idKolekcije</text:span><text:span text:style-name="T18">]</text:span><text:span text:style-name="T5">---&gt; Kolekcija</text:span><text:span text:style-name="T18">[</text:span><text:span text:style-name="T5">id</text:span><text:span text:style-name="T18">]</text:span></text:p>
      <text:p text:style-name="P31">Organizuje(datum, vreme, <text:span text:style-name="T11">Modna revija_id, Dizajner_Učesnici_jmbg</text:span>)</text:p>
      <text:p text:style-name="P14"><text:tab/>Organizuje<text:span text:style-name="T19">[</text:span><text:span text:style-name="T16">Dizajner_Učesnici_jmbg</text:span><text:span text:style-name="T19">] –-</text:span><text:span text:style-name="T17">&gt; Dizajner</text:span><text:span text:style-name="T19">[</text:span><text:span text:style-name="T17">jmbg</text:span><text:span text:style-name="T19">]</text:span></text:p>
      <text:p text:style-name="P14"><text:span text:style-name="T19"><text:tab/></text:span>Organizuje <text:span text:style-name="T9">[</text:span>Modna revija_id<text:span text:style-name="T9">] ---&gt; Modna revija[id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20:26:44.190000000</meta:creation-date>
    <dc:date>2016-11-14T11:02:14.449000000</dc:date>
    <meta:editing-duration>PT2H32M3S</meta:editing-duration>
    <meta:editing-cycles>8</meta:editing-cycles>
    <meta:generator>LibreOffice/4.2.4.2$Windows_x86 LibreOffice_project/63150712c6d317d27ce2db16eb94c2f3d7b699f8</meta:generator>
    <meta:document-statistic meta:table-count="0" meta:image-count="0" meta:object-count="0" meta:page-count="3" meta:paragraph-count="54" meta:word-count="455" meta:character-count="3663" meta:non-whitespace-character-count="3227"/>
  </office:meta>
</office:document-meta>
</file>